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7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CD-FLOW</text:p>
          </table:table-cell>
          <table:covered-table-cell table:number-columns-repeated="7" table:style-name="ce5"/>
          <table:table-cell table:number-columns-repeated="2"/>
          <table:table-cell table:style-name="ce5"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FPR</text:p>
          </table:table-cell>
          <table:table-cell table:style-name="ce5" office:value-type="string" calcext:value-type="string">
            <text:p>FNR</text:p>
          </table:table-cell>
          <table:table-cell table:style-name="ce5" office:value-type="string" calcext:value-type="string">
            <text:p>PWC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Fmeasure</text:p>
          </table:table-cell>
          <table:table-cell table:number-columns-repeated="2"/>
          <table:table-cell table:style-name="ce5" table:number-columns-repeated="3"/>
        </table:table-row>
        <table:table-row table:style-name="ro1">
          <table:table-cell table:style-name="ce2" office:value-type="string" calcext:value-type="string">
            <text:p>mcdFlowMask-continuous</text:p>
          </table:table-cell>
          <table:table-cell office:value-type="float" office:value="0.40123751" calcext:value-type="float">
            <text:p>0.40123751</text:p>
          </table:table-cell>
          <table:table-cell office:value-type="float" office:value="0.99925525" calcext:value-type="float">
            <text:p>0.99925525</text:p>
          </table:table-cell>
          <table:table-cell office:value-type="float" office:value="0.00074475" calcext:value-type="float">
            <text:p>0.00074475</text:p>
          </table:table-cell>
          <table:table-cell office:value-type="float" office:value="0.59876249" calcext:value-type="float">
            <text:p>0.59876249</text:p>
          </table:table-cell>
          <table:table-cell office:value-type="float" office:value="0.44955028" calcext:value-type="float">
            <text:p>0.44955028</text:p>
          </table:table-cell>
          <table:table-cell office:value-type="float" office:value="0.77274727" calcext:value-type="float">
            <text:p>0.77274727</text:p>
          </table:table-cell>
          <table:table-cell office:value-type="float" office:value="0.52820989" calcext:value-type="float">
            <text:p>0.52820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FlowMask-intermittentPan</text:p>
          </table:table-cell>
          <table:table-cell office:value-type="float" office:value="0.41218566" calcext:value-type="float">
            <text:p>0.41218566</text:p>
          </table:table-cell>
          <table:table-cell office:value-type="float" office:value="0.99957986" calcext:value-type="float">
            <text:p>0.99957986</text:p>
          </table:table-cell>
          <table:table-cell office:value-type="float" office:value="0.00042014" calcext:value-type="float">
            <text:p>0.00042014</text:p>
          </table:table-cell>
          <table:table-cell office:value-type="float" office:value="0.58781434" calcext:value-type="float">
            <text:p>0.58781434</text:p>
          </table:table-cell>
          <table:table-cell office:value-type="float" office:value="0.87138461" calcext:value-type="float">
            <text:p>0.87138461</text:p>
          </table:table-cell>
          <table:table-cell office:value-type="float" office:value="0.93355789" calcext:value-type="float">
            <text:p>0.93355789</text:p>
          </table:table-cell>
          <table:table-cell office:value-type="float" office:value="0.57187593" calcext:value-type="float">
            <text:p>0.57187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FlowMask-twoPosition</text:p>
          </table:table-cell>
          <table:table-cell office:value-type="float" office:value="0.8980029" calcext:value-type="float">
            <text:p>0.8980029</text:p>
          </table:table-cell>
          <table:table-cell office:value-type="float" office:value="0.9900285" calcext:value-type="float">
            <text:p>0.9900285</text:p>
          </table:table-cell>
          <table:table-cell office:value-type="float" office:value="0.0099715" calcext:value-type="float">
            <text:p>0.0099715</text:p>
          </table:table-cell>
          <table:table-cell office:value-type="float" office:value="0.1019971" calcext:value-type="float">
            <text:p>0.1019971</text:p>
          </table:table-cell>
          <table:table-cell office:value-type="float" office:value="1.1368145" calcext:value-type="float">
            <text:p>1.1368145</text:p>
          </table:table-cell>
          <table:table-cell office:value-type="float" office:value="0.5812114" calcext:value-type="float">
            <text:p>0.5812114</text:p>
          </table:table-cell>
          <table:table-cell office:value-type="float" office:value="0.7056848" calcext:value-type="float">
            <text:p>0.7056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FlowMask-Zoom</text:p>
          </table:table-cell>
          <table:table-cell office:value-type="float" office:value="0.317720346" calcext:value-type="float">
            <text:p>0.317720346</text:p>
          </table:table-cell>
          <table:table-cell office:value-type="float" office:value="0.999940444" calcext:value-type="float">
            <text:p>0.999940444</text:p>
          </table:table-cell>
          <table:table-cell office:value-type="float" office:value="0.000059556" calcext:value-type="float">
            <text:p>5.9556E-05</text:p>
          </table:table-cell>
          <table:table-cell office:value-type="float" office:value="0.682279654" calcext:value-type="float">
            <text:p>0.682279654</text:p>
          </table:table-cell>
          <table:table-cell office:value-type="float" office:value="0.149680039" calcext:value-type="float">
            <text:p>0.149680039</text:p>
          </table:table-cell>
          <table:table-cell office:value-type="float" office:value="0.918452245" calcext:value-type="float">
            <text:p>0.918452245</text:p>
          </table:table-cell>
          <table:table-cell office:value-type="float" office:value="0.472120103" calcext:value-type="float">
            <text:p>0.47212010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6])" office:value-type="float" office:value="0.507286604" calcext:value-type="float">
            <text:p>0.507286604</text:p>
          </table:table-cell>
          <table:table-cell table:formula="of:=AVERAGE([.C3:.C6])" office:value-type="float" office:value="0.9972010135" calcext:value-type="float">
            <text:p>0.9972010135</text:p>
          </table:table-cell>
          <table:table-cell table:formula="of:=AVERAGE([.D3:.D6])" office:value-type="float" office:value="0.0027989865" calcext:value-type="float">
            <text:p>0.0027989865</text:p>
          </table:table-cell>
          <table:table-cell table:formula="of:=AVERAGE([.E3:.E6])" office:value-type="float" office:value="0.492713396" calcext:value-type="float">
            <text:p>0.492713396</text:p>
          </table:table-cell>
          <table:table-cell table:formula="of:=AVERAGE([.F3:.F6])" office:value-type="float" office:value="0.65185735725" calcext:value-type="float">
            <text:p>0.65185735725</text:p>
          </table:table-cell>
          <table:table-cell table:formula="of:=AVERAGE([.G3:.G6])" office:value-type="float" office:value="0.80149220125" calcext:value-type="float">
            <text:p>0.80149220125</text:p>
          </table:table-cell>
          <table:table-cell table:formula="of:=AVERAGE([.H3:.H6])" office:value-type="float" office:value="0.56947268075" calcext:value-type="float">
            <text:p>0.5694726807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8" table:number-rows-spanned="1">
            <text:p>MCD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FPR</text:p>
          </table:table-cell>
          <table:table-cell table:style-name="ce5" office:value-type="string" calcext:value-type="string">
            <text:p>FNR</text:p>
          </table:table-cell>
          <table:table-cell table:style-name="ce5" office:value-type="string" calcext:value-type="string">
            <text:p>PWC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Fmeasure</text:p>
          </table:table-cell>
          <table:table-cell table:style-name="ce6" office:value-type="string" calcext:value-type="string">
            <text:p>aralık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0.6896" calcext:value-type="float">
            <text:p>0.6896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0129" calcext:value-type="float">
            <text:p>0.0129</text:p>
          </table:table-cell>
          <table:table-cell table:style-name="ce6" office:value-type="float" office:value="0.3103" calcext:value-type="float">
            <text:p>0.3103</text:p>
          </table:table-cell>
          <table:table-cell table:style-name="ce6" office:value-type="float" office:value="1.483" calcext:value-type="float">
            <text:p>1.483</text:p>
          </table:table-cell>
          <table:table-cell table:style-name="ce6" office:value-type="float" office:value="0.2513" calcext:value-type="float">
            <text:p>0.2513</text:p>
          </table:table-cell>
          <table:table-cell table:style-name="ce6" office:value-type="float" office:value="0.3684" calcext:value-type="float">
            <text:p>0.3684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0.4187" calcext:value-type="float">
            <text:p>0.4187</text:p>
          </table:table-cell>
          <table:table-cell table:style-name="ce6" office:value-type="float" office:value="0.9937" calcext:value-type="float">
            <text:p>0.9937</text:p>
          </table:table-cell>
          <table:table-cell table:style-name="ce6" office:value-type="float" office:value="0.0062" calcext:value-type="float">
            <text:p>0.0062</text:p>
          </table:table-cell>
          <table:table-cell table:style-name="ce6" office:value-type="float" office:value="0.5812" calcext:value-type="float">
            <text:p>0.5812</text:p>
          </table:table-cell>
          <table:table-cell table:style-name="ce6" office:value-type="float" office:value="1.4322" calcext:value-type="float">
            <text:p>1.4322</text:p>
          </table:table-cell>
          <table:table-cell table:style-name="ce6" office:value-type="float" office:value="0.4915" calcext:value-type="float">
            <text:p>0.4915</text:p>
          </table:table-cell>
          <table:table-cell table:style-name="ce6" office:value-type="float" office:value="0.4522" calcext:value-type="float">
            <text:p>0.4522</text:p>
          </table:table-cell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0.7702" calcext:value-type="float">
            <text:p>0.7702</text:p>
          </table:table-cell>
          <table:table-cell table:style-name="ce6" office:value-type="float" office:value="0.9848" calcext:value-type="float">
            <text:p>0.9848</text:p>
          </table:table-cell>
          <table:table-cell table:style-name="ce6" office:value-type="float" office:value="0.0151" calcext:value-type="float">
            <text:p>0.0151</text:p>
          </table:table-cell>
          <table:table-cell table:style-name="ce6" office:value-type="float" office:value="0.2297" calcext:value-type="float">
            <text:p>0.2297</text:p>
          </table:table-cell>
          <table:table-cell table:style-name="ce6" office:value-type="float" office:value="1.8382" calcext:value-type="float">
            <text:p>1.8382</text:p>
          </table:table-cell>
          <table:table-cell table:style-name="ce6" office:value-type="float" office:value="0.4397" calcext:value-type="float">
            <text:p>0.4397</text:p>
          </table:table-cell>
          <table:table-cell table:style-name="ce6" office:value-type="float" office:value="0.5598" calcext:value-type="float">
            <text:p>0.5598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0.4496" calcext:value-type="float">
            <text:p>0.4496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float" office:value="0.000042" calcext:value-type="float">
            <text:p>4.2E-05</text:p>
          </table:table-cell>
          <table:table-cell table:style-name="ce6" office:value-type="float" office:value="0.5503" calcext:value-type="float">
            <text:p>0.5503</text:p>
          </table:table-cell>
          <table:table-cell table:style-name="ce6" office:value-type="float" office:value="0.1201" calcext:value-type="float">
            <text:p>0.1201</text:p>
          </table:table-cell>
          <table:table-cell table:style-name="ce6" office:value-type="float" office:value="0.9571" calcext:value-type="float">
            <text:p>0.9571</text:p>
          </table:table-cell>
          <table:table-cell table:style-name="ce6" office:value-type="float" office:value="0.6118" calcext:value-type="float">
            <text:p>0.6118</text:p>
          </table:table-cell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ce6" table:formula="of:=AVERAGE([.B13:.B16])" office:value-type="float" office:value="0.582025" calcext:value-type="float">
            <text:p>0.582025</text:p>
          </table:table-cell>
          <table:table-cell table:style-name="ce6" table:formula="of:=AVERAGE([.C13:.C16])" office:value-type="float" office:value="0.99135" calcext:value-type="float">
            <text:p>0.99135</text:p>
          </table:table-cell>
          <table:table-cell table:style-name="ce6" table:formula="of:=AVERAGE([.D13:.D16])" office:value-type="float" office:value="0.0085605" calcext:value-type="float">
            <text:p>0.0085605</text:p>
          </table:table-cell>
          <table:table-cell table:style-name="ce6" table:formula="of:=AVERAGE([.E13:.E16])" office:value-type="float" office:value="0.417875" calcext:value-type="float">
            <text:p>0.417875</text:p>
          </table:table-cell>
          <table:table-cell table:style-name="ce6" table:formula="of:=AVERAGE([.F13:.F16])" office:value-type="float" office:value="1.218375" calcext:value-type="float">
            <text:p>1.218375</text:p>
          </table:table-cell>
          <table:table-cell table:style-name="ce6" table:formula="of:=AVERAGE([.G13:.G16])" office:value-type="float" office:value="0.5349" calcext:value-type="float">
            <text:p>0.5349</text:p>
          </table:table-cell>
          <table:table-cell table:style-name="ce6" table:formula="of:=AVERAGE([.H13:.H16])" office:value-type="float" office:value="0.49805" calcext:value-type="float">
            <text:p>0.49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ghted Mean</text:p>
          </table:table-cell>
          <table:table-cell table:formula="of:=([.B13]*1100 +[.B14]*2300+[.B15]*1500+[.B16]*630) / 5530" office:value-type="float" office:value="0.571449909584087" calcext:value-type="float">
            <text:p>0.571449909584087</text:p>
          </table:table-cell>
          <table:table-cell table:formula="of:=([.C13]*1100 +[.C14]*2300+[.C15]*1500+[.C16]*630) / 5530" office:value-type="float" office:value="0.990659493670886" calcext:value-type="float">
            <text:p>0.990659493670886</text:p>
          </table:table-cell>
          <table:table-cell table:formula="of:=([.D13]*1100 +[.D14]*2300+[.D15]*1500+[.D16]*630) / 5530" office:value-type="float" office:value="0.00924529113924051" calcext:value-type="float">
            <text:p>0.009245291139241</text:p>
          </table:table-cell>
          <table:table-cell table:formula="of:=([.E13]*1100 +[.E14]*2300+[.E15]*1500+[.E16]*630) / 5530" office:value-type="float" office:value="0.428450090415913" calcext:value-type="float">
            <text:p>0.428450090415913</text:p>
          </table:table-cell>
          <table:table-cell table:formula="of:=([.F13]*1100 +[.F14]*2300+[.F15]*1500+[.F16]*630) / 5530" office:value-type="float" office:value="1.40295171790235" calcext:value-type="float">
            <text:p>1.40295171790235</text:p>
          </table:table-cell>
          <table:table-cell table:formula="of:=([.G13]*1100 +[.G14]*2300+[.G15]*1500+[.G16]*630) / 5530" office:value-type="float" office:value="0.482713019891501" calcext:value-type="float">
            <text:p>0.482713019891501</text:p>
          </table:table-cell>
          <table:table-cell table:formula="of:=([.H13]*1100 +[.H14]*2300+[.H15]*1500+[.H16]*630) / 5530" office:value-type="float" office:value="0.482899457504521" calcext:value-type="float">
            <text:p>0.48289945750452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8" table:number-rows-spanned="1">
            <text:p>MCD-FLOW-EXPERıMENT-2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FPR</text:p>
          </table:table-cell>
          <table:table-cell table:style-name="ce5" office:value-type="string" calcext:value-type="string">
            <text:p>FNR</text:p>
          </table:table-cell>
          <table:table-cell table:style-name="ce5" office:value-type="string" calcext:value-type="string">
            <text:p>PWC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office:value-type="float" office:value="0.27737" calcext:value-type="float">
            <text:p>0.27737</text:p>
          </table:table-cell>
          <table:table-cell office:value-type="float" office:value="0.99938" calcext:value-type="float">
            <text:p>0.999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73764" calcext:value-type="float">
            <text:p>0.73764</text:p>
          </table:table-cell>
          <table:table-cell office:value-type="float" office:value="0.40315" calcext:value-type="float">
            <text:p>0.40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office:value-type="float" office:value="0.39255" calcext:value-type="float">
            <text:p>0.39255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60745" calcext:value-type="float">
            <text:p>0.60745</text:p>
          </table:table-cell>
          <table:table-cell office:value-type="float" office:value="0.93526" calcext:value-type="float">
            <text:p>0.93526</text:p>
          </table:table-cell>
          <table:table-cell office:value-type="float" office:value="0.87723" calcext:value-type="float">
            <text:p>0.87723</text:p>
          </table:table-cell>
          <table:table-cell office:value-type="float" office:value="0.54239" calcext:value-type="float">
            <text:p>0.54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office:value-type="float" office:value="0.87458" calcext:value-type="float">
            <text:p>0.87458</text:p>
          </table:table-cell>
          <table:table-cell office:value-type="float" office:value="0.98847" calcext:value-type="float">
            <text:p>0.9884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12542" calcext:value-type="float">
            <text:p>0.12542</text:p>
          </table:table-cell>
          <table:table-cell office:value-type="float" office:value="1.32538" calcext:value-type="float">
            <text:p>1.32538</text:p>
          </table:table-cell>
          <table:table-cell office:value-type="float" office:value="0.53905" calcext:value-type="float">
            <text:p>0.53905</text:p>
          </table:table-cell>
          <table:table-cell office:value-type="float" office:value="0.66699" calcext:value-type="float">
            <text:p>0.66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office:value-type="float" office:value="0.31772" calcext:value-type="float">
            <text:p>0.31772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8228" calcext:value-type="float">
            <text:p>0.68228</text:p>
          </table:table-cell>
          <table:table-cell office:value-type="float" office:value="0.14968" calcext:value-type="float">
            <text:p>0.14968</text:p>
          </table:table-cell>
          <table:table-cell office:value-type="float" office:value="0.91845" calcext:value-type="float">
            <text:p>0.91845</text:p>
          </table:table-cell>
          <table:table-cell office:value-type="float" office:value="0.47212" calcext:value-type="float">
            <text:p>0.4721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4:.B27])" office:value-type="float" office:value="0.465555" calcext:value-type="float">
            <text:p>0.465555</text:p>
          </table:table-cell>
          <table:table-cell table:formula="of:=AVERAGE([.C24:.C27])" office:value-type="float" office:value="0.99675" calcext:value-type="float">
            <text:p>0.99675</text:p>
          </table:table-cell>
          <table:table-cell table:formula="of:=AVERAGE([.D24:.D27])" office:value-type="float" office:value="0.00325" calcext:value-type="float">
            <text:p>0.00325</text:p>
          </table:table-cell>
          <table:table-cell table:formula="of:=AVERAGE([.E24:.E27])" office:value-type="float" office:value="0.534445" calcext:value-type="float">
            <text:p>0.534445</text:p>
          </table:table-cell>
          <table:table-cell table:formula="of:=AVERAGE([.F24:.F27])" office:value-type="float" office:value="0.731355" calcext:value-type="float">
            <text:p>0.731355</text:p>
          </table:table-cell>
          <table:table-cell table:formula="of:=AVERAGE([.G24:.G27])" office:value-type="float" office:value="0.7680925" calcext:value-type="float">
            <text:p>0.7680925</text:p>
          </table:table-cell>
          <table:table-cell table:formula="of:=AVERAGE([.H24:.H27])" office:value-type="float" office:value="0.5211625" calcext:value-type="float">
            <text:p>0.52116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3:10:11.813830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2:42:57.550171710</meta:creation-date>
    <dc:date>2021-04-30T23:10:46.806045237</dc:date>
    <meta:editing-duration>PT28M36S</meta:editing-duration>
    <meta:editing-cycles>6</meta:editing-cycles>
    <meta:generator>LibreOffice/6.0.7.3$Linux_X86_64 LibreOffice_project/00m0$Build-3</meta:generator>
    <meta:document-statistic meta:table-count="1" meta:cell-count="157" meta:object-count="0"/>
  </office:meta>
</office:document-meta>
</file>